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1.0484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3.342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19">
      <style:table-cell-properties style:text-align-source="fix" style:repeat-content="false"/>
      <style:paragraph-properties fo:text-align="start"/>
    </style:style>
  </office:automatic-styles>
  <office:body>
    <office:spreadsheet>
      <table:table table:name="Mixtape1 BOM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row table:style-name="ro1">
          <table:table-cell office:value-type="string">
            <text:p>DESIGNATOR</text:p>
          </table:table-cell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DETAILS</text:p>
          </table:table-cell>
          <table:table-cell office:value-type="string">
            <text:p>PART #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SMT/REVERSE</text:p>
          </table:table-cell>
          <table:table-cell office:value-type="string">
            <text:p>25 degree, 482mCd</text:p>
          </table:table-cell>
          <table:table-cell table:style-name="ce2" office:value-type="string">
            <text:p>EVERLIGHT, 91-21SURC/S530-A2/TR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SMT/REVERSE</text:p>
          </table:table-cell>
          <table:table-cell office:value-type="string">
            <text:p>25 degree, 482mCd</text:p>
          </table:table-cell>
          <table:table-cell table:style-name="ce2" office:value-type="string">
            <text:p>EVERLIGHT, 91-21SURC/S530-A2/TR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SMT/REVERSE</text:p>
          </table:table-cell>
          <table:table-cell office:value-type="string">
            <text:p>25 degree, 482mCd</text:p>
          </table:table-cell>
          <table:table-cell table:style-name="ce2" office:value-type="string">
            <text:p>EVERLIGHT, 91-21SURC/S530-A2/TR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SMT/REVERSE</text:p>
          </table:table-cell>
          <table:table-cell office:value-type="string">
            <text:p>25 degree, 482mCd</text:p>
          </table:table-cell>
          <table:table-cell table:style-name="ce2" office:value-type="string">
            <text:p>EVERLIGHT, 91-21SURC/S530-A2/TR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SMT/REVERSE</text:p>
          </table:table-cell>
          <table:table-cell office:value-type="string">
            <text:p>25 degree, 482mCd</text:p>
          </table:table-cell>
          <table:table-cell table:style-name="ce2" office:value-type="string">
            <text:p>EVERLIGHT, 91-21SURC/S530-A2/TR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SMT/REVERSE</text:p>
          </table:table-cell>
          <table:table-cell office:value-type="string">
            <text:p>25 degree, 482mCd</text:p>
          </table:table-cell>
          <table:table-cell table:style-name="ce2" office:value-type="string">
            <text:p>EVERLIGHT, 91-21SURC/S530-A2/TR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SMT/REVERSE</text:p>
          </table:table-cell>
          <table:table-cell office:value-type="string">
            <text:p>25 degree, 482mCd</text:p>
          </table:table-cell>
          <table:table-cell table:style-name="ce2" office:value-type="string">
            <text:p>EVERLIGHT, 91-21SURC/S530-A2/TR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SMT/REVERSE</text:p>
          </table:table-cell>
          <table:table-cell office:value-type="string">
            <text:p>25 degree, 482mCd</text:p>
          </table:table-cell>
          <table:table-cell table:style-name="ce2" office:value-type="string">
            <text:p>EVERLIGHT, 91-21SURC/S530-A2/TR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SMT/REVERSE</text:p>
          </table:table-cell>
          <table:table-cell office:value-type="string">
            <text:p>25 degree, 482mCd</text:p>
          </table:table-cell>
          <table:table-cell table:style-name="ce2" office:value-type="string">
            <text:p>EVERLIGHT, 91-21SURC/S530-A2/TR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SMT/REVERSE</text:p>
          </table:table-cell>
          <table:table-cell office:value-type="string">
            <text:p>25 degree, 482mCd</text:p>
          </table:table-cell>
          <table:table-cell table:style-name="ce2" office:value-type="string">
            <text:p>EVERLIGHT, 91-21SURC/S530-A2/TR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SMT/REVERSE</text:p>
          </table:table-cell>
          <table:table-cell office:value-type="string">
            <text:p>25 degree, 482mCd</text:p>
          </table:table-cell>
          <table:table-cell table:style-name="ce2" office:value-type="string">
            <text:p>EVERLIGHT, 91-21SURC/S530-A2/TR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U1</text:p>
          </table:table-cell>
          <table:table-cell office:value-type="string">
            <text:p>uC</text:p>
          </table:table-cell>
          <table:table-cell office:value-type="string">
            <text:p>Atmega328P-AU</text:p>
          </table:table-cell>
          <table:table-cell office:value-type="string">
            <text:p>32TQFP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1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string">
            <text:p>CERAMIC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string">
            <text:p>CERAMIC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string">
            <text:p>CERAMIC</text:p>
          </table:table-cell>
          <table:table-cell/>
        </table:table-row>
        <table:table-row table:style-name="ro1">
          <table:table-cell office:value-type="string">
            <text:p>C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string">
            <text:p>CERAMI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1</text:p>
          </table:table-cell>
          <table:table-cell office:value-type="string">
            <text:p>resistor</text:p>
          </table:table-cell>
          <table:table-cell office:value-type="string">
            <text:p>100ohm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3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4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5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6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7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8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9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10</text:p>
          </table:table-cell>
          <table:table-cell office:value-type="string">
            <text:p>resistor</text:p>
          </table:table-cell>
          <table:table-cell office:value-type="string">
            <text:p>22M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11</text:p>
          </table:table-cell>
          <table:table-cell office:value-type="string">
            <text:p>resistor</text:p>
          </table:table-cell>
          <table:table-cell office:value-type="string">
            <text:p>22M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12</text:p>
          </table:table-cell>
          <table:table-cell office:value-type="string">
            <text:p>resistor</text:p>
          </table:table-cell>
          <table:table-cell office:value-type="string">
            <text:p>22M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13</text:p>
          </table:table-cell>
          <table:table-cell office:value-type="string">
            <text:p>resistor</text:p>
          </table:table-cell>
          <table:table-cell office:value-type="string">
            <text:p>22M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14</text:p>
          </table:table-cell>
          <table:table-cell office:value-type="string">
            <text:p>resistor</text:p>
          </table:table-cell>
          <table:table-cell office:value-type="string">
            <text:p>22M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15</text:p>
          </table:table-cell>
          <table:table-cell office:value-type="string">
            <text:p>resistor</text:p>
          </table:table-cell>
          <table:table-cell office:value-type="string">
            <text:p>22M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16</text:p>
          </table:table-cell>
          <table:table-cell office:value-type="string">
            <text:p>resistor</text:p>
          </table:table-cell>
          <table:table-cell office:value-type="string">
            <text:p>22M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17</text:p>
          </table:table-cell>
          <table:table-cell office:value-type="string">
            <text:p>resistor</text:p>
          </table:table-cell>
          <table:table-cell office:value-type="string">
            <text:p>2.2k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>
            <text:p>R18</text:p>
          </table:table-cell>
          <table:table-cell office:value-type="string">
            <text:p>resistor</text:p>
          </table:table-cell>
          <table:table-cell office:value-type="string">
            <text:p>22M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1</text:p>
          </table:table-cell>
          <table:table-cell office:value-type="string">
            <text:p>switch</text:p>
          </table:table-cell>
          <table:table-cell office:value-type="string">
            <text:p>slide</text:p>
          </table:table-cell>
          <table:table-cell office:value-type="string">
            <text:p>SMT</text:p>
          </table:table-cell>
          <table:table-cell table:style-name="ce2"/>
          <table:table-cell table:style-name="ce2" office:value-type="string">
            <text:p>C&amp;K, JS102011SAQN</text:p>
          </table:table-cell>
        </table:table-row>
        <table:table-row table:style-name="ro1">
          <table:table-cell office:value-type="string">
            <text:p>J2</text:p>
          </table:table-cell>
          <table:table-cell office:value-type="string">
            <text:p>1/8” jack</text:p>
          </table:table-cell>
          <table:table-cell office:value-type="string">
            <text:p>stereo/switched</text:p>
          </table:table-cell>
          <table:table-cell office:value-type="string">
            <text:p>SMT</text:p>
          </table:table-cell>
          <table:table-cell table:style-name="ce2"/>
          <table:table-cell table:style-name="ce2" office:value-type="string">
            <text:p>Kobiconn 161-2805-E or CUI SJ1-3515-SMT</text:p>
          </table:table-cell>
        </table:table-row>
        <table:table-row table:style-name="ro1">
          <table:table-cell office:value-type="string">
            <text:p>BH1</text:p>
          </table:table-cell>
          <table:table-cell office:value-type="string">
            <text:p>battery holder</text:p>
          </table:table-cell>
          <table:table-cell office:value-type="string">
            <text:p>CR2032</text:p>
          </table:table-cell>
          <table:table-cell office:value-type="string">
            <text:p>SMT</text:p>
          </table:table-cell>
          <table:table-cell table:style-name="ce2"/>
          <table:table-cell table:style-name="ce2" office:value-type="string">
            <text:p>MEMORY PROTECTION DEVICES, BK-912</text:p>
          </table:table-cell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0"/>
    </number:number-style>
    <number:number-style style:name="N118">
      <number:number number:decimal-places="0" number:min-integer-digits="0"/>
    </number:number-style>
    <number:number-style style:name="N119">
      <number:number number:decimal-places="0" number:min-integer-digits="4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none" fo:padding="0in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1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0:11.82</meta:creation-date>
    <dc:date>2012-04-23T11:31:16.75</dc:date>
    <meta:editing-duration>PT16M55S</meta:editing-duration>
    <meta:editing-cycles>3</meta:editing-cycles>
    <meta:generator>OpenOffice.org/3.3$Win32 OpenOffice.org_project/330m20$Build-9567</meta:generator>
    <meta:document-statistic meta:table-count="3" meta:cell-count="188" meta:object-count="0"/>
  </office:meta>
</office:document-meta>
</file>